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ae33" officeooo:paragraph-rsid="0014ae33"/>
    </style:style>
    <style:style style:name="P2" style:family="paragraph" style:parent-style-name="Standard">
      <style:text-properties officeooo:rsid="0014c35d" officeooo:paragraph-rsid="0014ae33"/>
    </style:style>
    <style:style style:name="P3" style:family="paragraph" style:parent-style-name="Standard">
      <style:text-properties officeooo:rsid="0021e013" officeooo:paragraph-rsid="0021e013"/>
    </style:style>
    <style:style style:name="T1" style:family="text">
      <style:text-properties officeooo:rsid="00166d7f"/>
    </style:style>
    <style:style style:name="T2" style:family="text">
      <style:text-properties officeooo:rsid="00181eff"/>
    </style:style>
    <style:style style:name="T3" style:family="text">
      <style:text-properties officeooo:rsid="001b04c1"/>
    </style:style>
    <style:style style:name="T4" style:family="text">
      <style:text-properties officeooo:rsid="001ce984"/>
    </style:style>
    <style:style style:name="T5" style:family="text">
      <style:text-properties officeooo:rsid="001d3c00"/>
    </style:style>
    <style:style style:name="T6" style:family="text">
      <style:text-properties officeooo:rsid="001e309f"/>
    </style:style>
    <style:style style:name="T7" style:family="text">
      <style:text-properties officeooo:rsid="002020e1"/>
    </style:style>
    <style:style style:name="T8" style:family="text">
      <style:text-properties officeooo:rsid="0021fc6c"/>
    </style:style>
    <style:style style:name="T9" style:family="text">
      <style:text-properties officeooo:rsid="00238f11"/>
    </style:style>
    <style:style style:name="T10" style:family="text">
      <style:text-properties officeooo:rsid="002604da"/>
    </style:style>
    <style:style style:name="T11" style:family="text">
      <style:text-properties officeooo:rsid="0026d8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3 </text:p>
      <text:p text:style-name="P1"/>
      <text:p text:style-name="P1">paradigmas e suas características </text:p>
      <text:p text:style-name="P1"><text:span text:style-name="T1">paradigma = a construção em que a LP foi formada, padrões a se seguir dela</text:span></text:p>
      <text:p text:style-name="P1"/>
      <text:p text:style-name="P2">-<text:span text:style-name="T1">imperativo </text:span><text:span text:style-name="T2">= </text:span><text:span text:style-name="T1">precisa ser detalhado o passo a passo, </text:span><text:span text:style-name="T3">muito mais comum no mercado</text:span></text:p>
      <text:p text:style-name="P3">usa 3 tipos de estruturas: sequenciais, condicionais e repetição</text:p>
      <text:p text:style-name="P2"><text:tab/><text:span text:style-name="T1">estruturado </text:span><text:span text:style-name="T4">= C</text:span></text:p>
      <text:p text:style-name="P2"><text:tab/><text:span text:style-name="T1">OO </text:span><text:span text:style-name="T4">= java, python, PHP, C# </text:span><text:span text:style-name="T8">(abstração, encapsulamento, herança e polimorfismo)</text:span></text:p>
      <text:p text:style-name="P2"><text:tab/><text:span text:style-name="T1">concorrente <text:s/></text:span><text:span text:style-name="T4">= </text:span><text:span text:style-name="T9">processos executam simultaneamente e concorrem aos recursos do hardware</text:span></text:p>
      <text:p text:style-name="P2"/>
      <text:p text:style-name="P2">-<text:span text:style-name="T1">declarativo </text:span><text:span text:style-name="T7">= o programador diz o que o programa deve fazer, ao invés de como o programa deve fazer</text:span></text:p>
      <text:p text:style-name="P2"><text:tab/><text:span text:style-name="T1">funcional </text:span><text:span text:style-name="T4">= </text:span><text:span text:style-name="T5">bigData, </text:span><text:span text:style-name="T6">haskell </text:span><text:span text:style-name="T10">(é baseado em funções, que recebem dados, e os devolvem com o resultado)</text:span></text:p>
      <text:p text:style-name="P2"><text:tab/><text:span text:style-name="T1">lógico </text:span><text:span text:style-name="T4">= </text:span><text:span text:style-name="T6">aplicações de IA, prolog, </text:span><text:span text:style-name="T11">usado tmb em linguagens de acesso a banco de dados 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13:18:16.252000000</meta:creation-date>
    <dc:date>2024-01-31T15:30:43.209000000</dc:date>
    <meta:editing-duration>PT2H12M20S</meta:editing-duration>
    <meta:editing-cycles>17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1" meta:word-count="121" meta:character-count="732" meta:non-whitespace-character-count="613"/>
  </office:meta>
</office:document-meta>
</file>